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706e7" officeooo:paragraph-rsid="000706e7"/>
    </style:style>
    <style:style style:name="P2" style:family="paragraph" style:parent-style-name="Standard">
      <style:paragraph-properties fo:text-align="center" style:justify-single-word="false"/>
      <style:text-properties officeooo:rsid="000706e7" officeooo:paragraph-rsid="000706e7"/>
    </style:style>
    <style:style style:name="P3" style:family="paragraph" style:parent-style-name="Standard">
      <style:text-properties officeooo:rsid="000706e7" officeooo:paragraph-rsid="0009b5ac"/>
    </style:style>
    <style:style style:name="P4" style:family="paragraph" style:parent-style-name="Standard">
      <style:text-properties fo:font-style="italic" officeooo:rsid="000706e7" officeooo:paragraph-rsid="000706e7" style:font-style-asian="italic" style:font-style-complex="italic"/>
    </style:style>
    <style:style style:name="P5" style:family="paragraph" style:parent-style-name="Standard">
      <style:text-properties officeooo:rsid="0009b5ac" officeooo:paragraph-rsid="0009b5ac"/>
    </style:style>
    <style:style style:name="P6" style:family="paragraph" style:parent-style-name="Standard">
      <style:text-properties officeooo:rsid="000b1b06" officeooo:paragraph-rsid="000b1b06"/>
    </style:style>
    <style:style style:name="P7" style:family="paragraph" style:parent-style-name="Heading_20_3">
      <style:paragraph-properties fo:break-before="page"/>
    </style:style>
    <style:style style:name="T1" style:family="text">
      <style:text-properties officeooo:rsid="000905b7"/>
    </style:style>
    <style:style style:name="T2" style:family="text">
      <style:text-properties style:text-position="sub 58%"/>
    </style:style>
    <style:style style:name="T3" style:family="text">
      <style:text-properties style:text-position="sub 58%" officeooo:rsid="000905b7"/>
    </style:style>
    <style:style style:name="T4" style:family="text">
      <style:text-properties style:font-name="Courier New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style:text-position="super 58%"/>
    </style:style>
    <style:style style:name="T7" style:family="text">
      <style:text-properties style:text-position="super 58%" officeooo:rsid="000905b7"/>
    </style:style>
    <style:style style:name="T8" style:family="text">
      <style:text-properties style:text-position="super 58%" officeooo:rsid="000b1b06"/>
    </style:style>
    <style:style style:name="T9" style:family="text">
      <style:text-properties officeooo:rsid="000b1b06"/>
    </style:style>
    <style:style style:name="T10" style:family="text">
      <style:text-properties officeooo:rsid="000c523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Path Function Existence</text:p>
      <text:p text:style-name="P2">by Sven Nilsen, 2020</text:p>
      <text:p text:style-name="P1"/>
      <text:p text:style-name="P4">In this paper I prove that path sub-types form the existence of a function.</text:p>
      <text:p text:style-name="P1"/>
      <text:p text:style-name="P1">Assume the following function with path sub-types<text:span text:style-name="T6"><text:reference-ref text:reference-format="text" text:ref-name="sub-types">[1]</text:reference-ref></text:span>:</text:p>
      <text:p text:style-name="P1"/>
      <text:p text:style-name="P1"><text:tab/>f(a : [g] <text:span text:style-name="T9">c</text:span>) → [g] d<text:span text:style-name="T1">(c)</text:span> { b }</text:p>
      <text:p text:style-name="P1"/>
      <text:p text:style-name="P1">If `d` is a valid function of `<text:span text:style-name="T9">c</text:span>`, <text:span text:style-name="T9">`f[g] &lt;=&gt; d`. One can model the existence in Path Semantical Logic</text:span><text:span text:style-name="T7"><text:reference-ref text:reference-format="text" text:ref-name="path semantical logic">[2]</text:reference-ref></text:span><text:span text:style-name="T1">:</text:span></text:p>
      <text:p text:style-name="P1"/>
      <text:p text:style-name="P1"><text:span text:style-name="T4">∴</text:span><text:tab/><text:span text:style-name="T1">(f, g, a</text:span><text:span text:style-name="T3">0</text:span><text:span text:style-name="T1">, a</text:span><text:span text:style-name="T3">1</text:span><text:span text:style-name="T1">, b</text:span><text:span text:style-name="T3">0</text:span><text:span text:style-name="T1">, b</text:span><text:span text:style-name="T3">1</text:span><text:span text:style-name="T1">, c</text:span><text:span text:style-name="T3">0</text:span><text:span text:style-name="T1">, c</text:span><text:span text:style-name="T3">1</text:span><text:span text:style-name="T1">, d</text:span><text:span text:style-name="T3">0</text:span><text:span text:style-name="T1">, d</text:span><text:span text:style-name="T3">1</text:span><text:span text:style-name="T1">) (A, B, C, D):</text:span></text:p>
      <text:p text:style-name="P1"><text:tab/><text:span text:style-name="T1">fun(f, a</text:span><text:span text:style-name="T3">0</text:span><text:span text:style-name="T1">, A, b</text:span><text:span text:style-name="T3">0</text:span><text:span text:style-name="T1">, B),</text:span></text:p>
      <text:p text:style-name="P1"><text:tab/><text:span text:style-name="T1">fun(f, a</text:span><text:span text:style-name="T3">1</text:span><text:span text:style-name="T1">, A, b</text:span><text:span text:style-name="T3">1</text:span><text:span text:style-name="T1">, B),</text:span></text:p>
      <text:p text:style-name="P1"><text:tab/><text:span text:style-name="T1">f=&gt;(a</text:span><text:span text:style-name="T3">0</text:span><text:span text:style-name="T1"> ⊻ a</text:span><text:span text:style-name="T3">1</text:span><text:span text:style-name="T1">),</text:span></text:p>
      <text:p text:style-name="P1"><text:tab/><text:span text:style-name="T1">fun(f ∧ g, a</text:span><text:span text:style-name="T3">0</text:span><text:span text:style-name="T1">, A, c</text:span><text:span text:style-name="T3">0</text:span><text:span text:style-name="T1">, C),</text:span></text:p>
      <text:p text:style-name="P1"><text:tab/><text:span text:style-name="T1">fun(f ∧ g, a</text:span><text:span text:style-name="T3">1</text:span><text:span text:style-name="T1">, A, c</text:span><text:span text:style-name="T3">1</text:span><text:span text:style-name="T1">, C),</text:span></text:p>
      <text:p text:style-name="P1"><text:tab/><text:span text:style-name="T1">fun(f ∧ g, b</text:span><text:span text:style-name="T3">0</text:span><text:span text:style-name="T1">, B, d</text:span><text:span text:style-name="T3">0</text:span><text:span text:style-name="T1">, D),</text:span></text:p>
      <text:p text:style-name="P1"><text:tab/><text:span text:style-name="T1">fun(f ∧ g, b</text:span><text:span text:style-name="T3">1</text:span><text:span text:style-name="T1">, B, d</text:span><text:span text:style-name="T3">1</text:span><text:span text:style-name="T1">, D),</text:span></text:p>
      <text:p text:style-name="P1"><text:tab/><text:span text:style-name="T1">(f, g)=&gt;(c</text:span><text:span text:style-name="T3">0</text:span><text:span text:style-name="T1"> ⊻ c</text:span><text:span text:style-name="T3">1</text:span><text:span text:style-name="T1">)</text:span></text:p>
      <text:p text:style-name="P1"><text:tab/>------------------------------------</text:p>
      <text:p text:style-name="P3"><text:tab/><text:span text:style-name="T1">fun(f ∧ g, c</text:span><text:span text:style-name="T3">0</text:span><text:span text:style-name="T1">, C, d</text:span><text:span text:style-name="T3">0</text:span><text:span text:style-name="T1">, D),</text:span></text:p>
      <text:p text:style-name="P3"><text:tab/><text:span text:style-name="T1">fun(f ∧ g, c</text:span><text:span text:style-name="T3">1</text:span><text:span text:style-name="T1">, C, d</text:span><text:span text:style-name="T3">1</text:span><text:span text:style-name="T1">, D)</text:span></text:p>
      <text:p text:style-name="P1"/>
      <text:p text:style-name="P1"><text:span text:style-name="T4">∵</text:span><text:tab/><text:span text:style-name="T1">fun(f, a, A, b, B) = c=&gt;(a=&gt;b, a(A)=&gt;b(B))</text:span></text:p>
      <text:p text:style-name="P1"/>
      <text:p text:style-name="P5">Here, variables starting with a small letter is level 1, and variables starting with a big letter is level 0.</text:p>
      <text:p text:style-name="P5">The notation `a(A)` means `a=&gt;A` where `A` is at a lower level.</text:p>
      <text:p text:style-name="P5">Comma outside calling arguments when calling functions is the same as `<text:span text:style-name="T1">∧</text:span>` (Logical AND).</text:p>
      <text:p text:style-name="P6">For modeling functions in Path Semantical Logic, see paper “Modeling Functions”<text:span text:style-name="T6"><text:reference-ref text:reference-format="text" text:ref-name="modeling functions">[3]</text:reference-ref></text:span>.</text:p>
      <text:p text:style-name="P1"/>
      <text:p text:style-name="P5">This is not provable in normal Propositional Logic<text:span text:style-name="T6"><text:reference-ref text:reference-format="text" text:ref-name="propositional calculus">[4]</text:reference-ref></text:span>.</text:p>
      <text:p text:style-name="P5">However, it is an almost-tautology<text:span text:style-name="T6"><text:reference-ref text:reference-format="text" text:ref-name="tautology">[5]</text:reference-ref></text:span>, with only 2 out of 16 38<text:span text:style-name="T9">4 (2</text:span><text:span text:style-name="T8">14</text:span><text:span text:style-name="T9">)</text:span> cases being `false`.</text:p>
      <text:p text:style-name="P5"/>
      <text:p text:style-name="P5">When substituting e.g. `c<text:span text:style-name="T2">1</text:span>` with `c<text:span text:style-name="T2">0</text:span>`, the function `d` is no longer valid,</text:p>
      <text:p text:style-name="P5">because `d<text:span text:style-name="T2">0</text:span>` and `d<text:span text:style-name="T2">1</text:span>` are exclusive to each other.</text:p>
      <text:p text:style-name="P5">For any function `f`, if `x = y`, then `f(x) = f(y)`.</text:p>
      <text:p text:style-name="P5">Path Semantical Logic models also this case correctly.</text:p>
      <text:p text:style-name="P5"/>
      <text:p text:style-name="P5">When substituting `c<text:span text:style-name="T2">1</text:span>` with `c<text:span text:style-name="T2">0</text:span>` and `d<text:span text:style-name="T2">1</text:span>` with `d<text:span text:style-name="T2">0</text:span>`, the function `d` is valid <text:span text:style-name="T10">again</text:span>.</text:p>
      <text:p text:style-name="P5">This is also modelled correctly in Path Semantical Logic.</text:p>
      <text:p text:style-name="P5"/>
      <text:h text:style-name="P7" text:outline-level="3">References:</text:h>
      <text:p text:style-name="P5"/>
      <text:p text:style-name="P5"><text:reference-mark-start text:name="sub-types"/>[1]<text:reference-mark-end text:name="sub-types"/><text:tab/>“Sub-Types as Contextual Notation”</text:p>
      <text:p text:style-name="P5"><text:tab/>Sven Nilsen, 2018</text:p>
      <text:p text:style-name="P5"><text:tab/><text:a xlink:type="simple" xlink:href="https://github.com/advancedresearch/path_semantics/blob/master/papers-wip/sub-types-as-contextual-notation.pdf" text:style-name="Internet_20_link" text:visited-style-name="Visited_20_Internet_20_Link"><text:span text:style-name="T5">https://github.com/advancedresearch/path_semantics/blob/master/papers-wip/sub-types-as-contextual-notation.pdf</text:span></text:a></text:p>
      <text:p text:style-name="P5"/>
      <text:p text:style-name="P6"><text:reference-mark-start text:name="path semantical logic"/>[2]<text:reference-mark-end text:name="path semantical logic"/><text:tab/>“Path Semantical Logic”</text:p>
      <text:p text:style-name="P6"><text:tab/>AdvancedResearch, reading sequence on Path Semantics</text:p>
      <text:p text:style-name="P6"><text:tab/><text:a xlink:type="simple" xlink:href="https://github.com/advancedresearch/path_semantics/blob/master/sequences.md#path-semantical-logic" text:style-name="Internet_20_link" text:visited-style-name="Visited_20_Internet_20_Link"><text:span text:style-name="T5">https://github.com/advancedresearch/path_semantics/blob/master/sequences.md#path-semantical-logic</text:span></text:a></text:p>
      <text:p text:style-name="P6"/>
      <text:p text:style-name="P6"><text:reference-mark-start text:name="modeling functions"/>[3]<text:reference-mark-end text:name="modeling functions"/><text:tab/>“Modeling Functions”</text:p>
      <text:p text:style-name="P6"><text:tab/>Sven Nilsen, 2020</text:p>
      <text:p text:style-name="P6"><text:tab/><text:a xlink:type="simple" xlink:href="https://github.com/advancedresearch/path_semantics/blob/master/papers-wip/modeling-functions.pdf" text:style-name="Internet_20_link" text:visited-style-name="Visited_20_Internet_20_Link"><text:span text:style-name="T5">https://github.com/advancedresearch/path_semantics/blob/master/papers-wip/modeling-functions.pdf</text:span></text:a></text:p>
      <text:p text:style-name="P6"/>
      <text:p text:style-name="P6"><text:reference-mark-start text:name="propositional calculus"/>[4]<text:reference-mark-end text:name="propositional calculus"/><text:tab/>“Propositional calculus”</text:p>
      <text:p text:style-name="P6"><text:tab/>Wikipedia</text:p>
      <text:p text:style-name="P6"><text:tab/><text:a xlink:type="simple" xlink:href="https://en.wikipedia.org/wiki/Propositional_calculus" text:style-name="Internet_20_link" text:visited-style-name="Visited_20_Internet_20_Link"><text:span text:style-name="T5">https://en.wikipedia.org/wiki/Propositional_calculus</text:span></text:a></text:p>
      <text:p text:style-name="P6"/>
      <text:p text:style-name="P6"><text:reference-mark-start text:name="tautology"/>[5]<text:reference-mark-end text:name="tautology"/><text:tab/>“Tautology (logic)”</text:p>
      <text:p text:style-name="P6"><text:tab/>Wikipedia</text:p>
      <text:p text:style-name="P6"><text:tab/><text:a xlink:type="simple" xlink:href="https://en.wikipedia.org/wiki/Tautology_(logic" text:style-name="Internet_20_link" text:visited-style-name="Visited_20_Internet_20_Link"><text:span text:style-name="T5">https://en.wikipedia.org/wiki/Tautology_(logic</text:span></text:a><text:span text:style-name="T5">)</text:span>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26T00:17:29.367679000</meta:creation-date>
    <dc:date>2020-09-26T01:02:49.958740000</dc:date>
    <meta:editing-duration>PT1M38S</meta:editing-duration>
    <meta:editing-cycles>1</meta:editing-cycles>
    <meta:document-statistic meta:table-count="0" meta:image-count="0" meta:object-count="0" meta:page-count="2" meta:paragraph-count="47" meta:word-count="327" meta:character-count="2201" meta:non-whitespace-character-count="1899"/>
    <meta:generator>LibreOffice/5.1.2.2$MacOSX_X86_64 LibreOffice_project/d3bf12ecb743fc0d20e0be0c58ca359301eb705f</meta:generator>
  </office:meta>
</office:document-meta>
</file>